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16.9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1" table:number-columns-repeated="1022" table:default-cell-style-name="ce3"/>
        <table:table-row table:style-name="ro2">
          <table:table-cell table:style-name="ce1" office:value-type="string" table:number-columns-spanned="2" table:number-rows-spanned="1">
            <text:p>Acteurs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rée</text:p>
          </table:table-cell>
          <table:table-cell table:style-name="ce2" office:value-type="string">
            <text:p>Capteurs conditionnant les évènements gérés automatiquement en fonction du niveau de la maré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érant du site</text:p>
          </table:table-cell>
          <table:table-cell table:style-name="ce2" office:value-type="string">
            <text:p>...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office:value-type="string" table:number-columns-spanned="2" table:number-rows-spanned="1">
            <text:p>Cas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ancer le système</text:p>
          </table:table-cell>
          <table:table-cell table:style-name="ce2" office:value-type="string">
            <text:p>Nécessaire après une pleine mer pendant laquelle le système s'interrompt</text:p>
          </table:table-cell>
          <table:table-cell table:style-name="Default" table:number-columns-repeated="1022"/>
        </table:table-row>
        <table:table-row table:style-name="ro2">
          <table:table-cell table:style-name="ce2" office:value-type="string">
            <text:p><text:s text:c="22"/>en mode automatique</text:p>
          </table:table-cell>
          <table:table-cell table:style-name="ce2"/>
          <table:table-cell table:style-name="Default" table:number-columns-repeated="1022"/>
        </table:table-row>
        <table:table-row table:style-name="ro2">
          <table:table-cell table:style-name="ce2" office:value-type="string">
            <text:p><text:s text:c="22"/>en mode manuel</text:p>
          </table:table-cell>
          <table:table-cell table:style-name="ce2"/>
          <table:table-cell table:style-name="Default" table:number-columns-repeated="1022"/>
        </table:table-row>
        <table:table-row table:style-name="ro2">
          <table:table-cell table:style-name="ce2" office:value-type="string">
            <text:p>Placer les obstacles</text:p>
          </table:table-cell>
          <table:table-cell table:style-name="ce2" office:value-type="string">
            <text:p>Extérieur au système, le gérant peut (dé)placer des obstacles du stad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ystème arrêté </text:p>
          </table:table-cell>
          <table:table-cell table:style-name="ce2" office:value-type="string">
            <text:p>Vérification que le système est bien interrompu, soit aucune séance en cours et aucun risque de voir s'ouvrir subitement une van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érifier que la marrée est sous le niveau du radier</text:p>
          </table:table-cell>
          <table:table-cell table:style-name="ce2" office:value-type="string">
            <text:p>Vérification que le stade est accessible a vide sans dangers majeur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ffaler les vannes pour la vidange</text:p>
          </table:table-cell>
          <table:table-cell table:style-name="ce2" office:value-type="string">
            <text:p>Le gérant donne son accord avant d'affaler les vannes et purger toute l'eau stocké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ébuter une séance</text:p>
          </table:table-cell>
          <table:table-cell table:style-name="ce2" office:value-type="string">
            <text:p>Déclenché lorsque le niveau de la mer tombe en dessous de bas du stad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rrêter le systèm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Default" office:value-type="string">
            <text:p>Niveau de la marée sous le niveau NGF</text:p>
          </table:table-cell>
          <table:table-cell table:style-name="Default" office:value-type="string">
            <text:p>La marée est en dessous du stade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Ouverture de la vanne stockVide</text:p>
          </table:table-cell>
          <table:table-cell table:style-name="Default" office:value-type="string">
            <text:p>La vanne stock vide est ouverte en grand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Remplissage du stock</text:p>
          </table:table-cell>
          <table:table-cell table:style-name="Default" office:value-type="string">
            <text:p>La vanne stock vide est oiuverte, l'eau peut donc remplir le bassin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arée montante</text:p>
          </table:table-cell>
          <table:table-cell table:style-name="Default" office:value-type="string">
            <text:p>Cas où le niveau de la marée évolue de NGF vers pleine mer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éfinir le niveau de la séance</text:p>
          </table:table-cell>
          <table:table-cell table:style-name="ce2" office:value-type="string">
            <text:p>Le niveau de difficulté de la séance est exprimé par le gérant et définira le débit a générer par le système pendant la séanc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erminer une séance</text:p>
          </table:table-cell>
          <table:table-cell table:style-name="ce2" office:value-type="string">
            <text:p>Déclenché si la marrée remonte pour vidanger et remplir le stock ou quand le gérant veut interrompre une séance pour en prévoir une nouvell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ébuter une séance</text:p>
          </table:table-cell>
          <table:table-cell table:style-name="ce2" office:value-type="string">
            <text:p>Enclenché par le système actif dans les conditions favorable au démarrage de la séance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Gérer la vanne omniflot</text:p>
          </table:table-cell>
          <table:table-cell table:style-name="Default" office:value-type="string">
            <text:p>Gestion de l'ouverture de la vanne omniflot pour controler la hauteur de la lame d'eau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Vannes fermées et stock non vide</text:p>
          </table:table-cell>
          <table:table-cell table:style-name="Default" office:value-type="string">
            <text:p>vérification que les vannes soient bien fermées et que le stock contient encore l'eau nécessaire pour lancer une séanc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10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6M25S</meta:editing-duration>
    <meta:editing-cycles>23</meta:editing-cycles>
    <meta:generator>OpenOffice/4.0.1$Win32 OpenOffice.org_project/401m5$Build-9714</meta:generator>
    <dc:date>2014-01-24T10:50:50.06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